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TestAttributesFactory.ge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otTestAttributesFactory.loadAttribut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TestAttributesFactory.AotTestAttribute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tTestAttributesFacto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